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ouble_20_Dash" svg:stroke-width="0.081cm" svg:stroke-color="#808080" draw:marker-start-width="0.321cm" draw:marker-end-width="0.321cm" svg:stroke-linecap="butt" draw:fill-color="#ffffff" draw:textarea-horizontal-align="justify" draw:textarea-vertical-align="middle" draw:auto-grow-height="false" fo:min-height="10.71cm" fo:min-width="19.661cm" fo:padding-top="0.165cm" fo:padding-bottom="0.165cm" fo:padding-left="0.29cm" fo:padding-right="0.29cm"/>
    </style:style>
    <style:style style:name="gr2" style:family="graphic" style:parent-style-name="standard">
      <style:graphic-properties draw:stroke="dash" draw:stroke-dash="Double_20_Dash" svg:stroke-width="0.081cm" svg:stroke-color="#808080" draw:marker-start-width="0.321cm" draw:marker-end-width="0.321cm" svg:stroke-linecap="butt" draw:fill-color="#ffffff" draw:textarea-horizontal-align="justify" draw:textarea-vertical-align="middle" draw:auto-grow-height="false" fo:min-height="7.233cm" fo:min-width="20.037cm" fo:padding-top="0.165cm" fo:padding-bottom="0.165cm" fo:padding-left="0.29cm" fo:padding-right="0.29cm"/>
    </style:style>
    <style:style style:name="gr3" style:family="graphic" style:parent-style-name="standard">
      <style:graphic-properties draw:stroke="dash" draw:stroke-dash="Double_20_Dash" svg:stroke-width="0.081cm" svg:stroke-color="#808080" draw:marker-start-width="0.321cm" draw:marker-end-width="0.321cm" svg:stroke-linecap="butt" draw:fill-color="#ffffff" draw:textarea-horizontal-align="justify" draw:textarea-vertical-align="middle" draw:auto-grow-height="false" fo:min-height="8.589cm" fo:min-width="19.891cm" fo:padding-top="0.165cm" fo:padding-bottom="0.165cm" fo:padding-left="0.29cm" fo:padding-right="0.29cm"/>
    </style:style>
    <style:style style:name="gr4" style:family="graphic" style:parent-style-name="standard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383cm" fo:min-width="3.691cm" fo:padding-top="0.178cm" fo:padding-bottom="0.178cm" fo:padding-left="0.303cm" fo:padding-right="0.303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52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51" draw:marker-end-width="0.3cm" draw:fill="none" draw:textarea-vertical-align="middle"/>
    </style:style>
    <style:style style:name="gr7" style:family="graphic" style:parent-style-name="standard" style:list-style-name="L1">
      <style:graphic-properties svg:stroke-width="0.106cm" svg:stroke-color="#666666" draw:marker-start-width="0.358cm" draw:marker-end-width="0.358cm" draw:fill-color="#cccccc" draw:opacity="40%" draw:textarea-horizontal-align="justify" draw:textarea-vertical-align="middle" draw:auto-grow-height="false" fo:min-height="1.872cm" fo:min-width="2.53cm" fo:padding-top="0.177cm" fo:padding-bottom="0.177cm" fo:padding-left="0.302cm" fo:padding-right="0.302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5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56" draw:marker-end-width="0.3cm" draw:fill="none" draw:textarea-vertical-align="middle"/>
    </style:style>
    <style:style style:name="gr10" style:family="graphic" style:parent-style-name="standard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382cm" fo:min-width="3.691cm" fo:padding-top="0.178cm" fo:padding-bottom="0.178cm" fo:padding-left="0.303cm" fo:padding-right="0.303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58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60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347cm" fo:min-width="1.085cm"/>
      <style:paragraph-properties style:writing-mode="lr-tb"/>
    </style:style>
    <style:style style:name="gr15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347cm" fo:min-width="0.799cm"/>
      <style:paragraph-properties style:writing-mode="lr-tb"/>
    </style:style>
    <style:style style:name="gr16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1.735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svg:stroke-width="0.053cm" draw:marker-start-width="0.279cm" draw:marker-end-width="0.279cm" draw:fill-color="#dddddd" draw:textarea-horizontal-align="justify" draw:textarea-vertical-align="middle" draw:auto-grow-height="false" fo:min-height="0.224cm" fo:min-width="0cm" fo:padding-top="0.151cm" fo:padding-bottom="0.151cm" fo:padding-left="0.276cm" fo:padding-right="0.276cm" fo:wrap-option="wrap"/>
    </style:style>
    <style:style style:name="gr18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1.735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1.735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2.738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svg:stroke-width="0.053cm" draw:marker-start-width="0.279cm" draw:marker-end-width="0.279cm" draw:fill-color="#dddddd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3.741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3.907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2.738cm" fo:padding-top="0.178cm" fo:padding-bottom="0.178cm" fo:padding-left="0.303cm" fo:padding-right="0.303cm"/>
      <style:paragraph-properties style:writing-mode="lr-tb"/>
    </style:style>
    <style:style style:name="gr25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3.407cm" fo:padding-top="0.178cm" fo:padding-bottom="0.178cm" fo:padding-left="0.303cm" fo:padding-right="0.303cm"/>
      <style:paragraph-properties style:writing-mode="lr-tb"/>
    </style:style>
    <style:style style:name="gr26" style:family="graphic" style:parent-style-name="objectwithoutfill">
      <style:graphic-properties svg:stroke-color="#000000" draw:marker-end="Arrowheads_20_62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29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2.738cm" fo:padding-top="0.178cm" fo:padding-bottom="0.178cm" fo:padding-left="0.303cm" fo:padding-right="0.303cm"/>
      <style:paragraph-properties style:writing-mode="lr-tb"/>
    </style:style>
    <style:style style:name="gr30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3.407cm" fo:padding-top="0.178cm" fo:padding-bottom="0.178cm" fo:padding-left="0.303cm" fo:padding-right="0.303cm"/>
      <style:paragraph-properties style:writing-mode="lr-tb"/>
    </style:style>
    <style:style style:name="gr31" style:family="graphic" style:parent-style-name="objectwithoutfill">
      <style:graphic-properties svg:stroke-color="#000000" draw:marker-end="Arrowheads_20_64" draw:marker-end-width="0.3cm" draw:fill="none" draw:textarea-vertical-align="middle"/>
    </style:style>
    <style:style style:name="gr32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955cm" fo:min-width="4.41cm" fo:padding-top="0.178cm" fo:padding-bottom="0.178cm" fo:padding-left="0.303cm" fo:padding-right="0.303cm"/>
      <style:paragraph-properties style:writing-mode="lr-tb"/>
    </style:style>
    <style:style style:name="gr33" style:family="graphic" style:parent-style-name="standard">
      <style:graphic-properties svg:stroke-width="0.053cm" draw:marker-start-width="0.279cm" draw:marker-end-width="0.279cm" draw:fill-color="#dddddd" draw:textarea-vertical-align="middle" draw:auto-grow-height="false" fo:min-height="0cm" fo:min-width="0cm" fo:padding-top="0.151cm" fo:padding-bottom="0.151cm" fo:padding-left="0.276cm" fo:padding-right="0.276cm" fo:wrap-option="wrap"/>
    </style:style>
    <style:style style:name="gr34" style:family="graphic" style:parent-style-name="objectwithoutfill">
      <style:graphic-properties svg:stroke-color="#000000" draw:marker-end="Arrowheads_20_66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72cm" fo:min-width="7.125cm"/>
      <style:paragraph-properties style:writing-mode="lr-tb"/>
    </style:style>
    <style:style style:name="gr36" style:family="graphic" style:parent-style-name="standard">
      <style:graphic-properties draw:stroke="none" draw:fill="none" fo:min-height="0.71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72cm" fo:min-width="7.80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3.01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3.96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2.5cm"/>
      <style:paragraph-properties style:writing-mode="lr-tb"/>
    </style:style>
    <style:style style:name="gr41" style:family="graphic" style:parent-style-name="objectwithoutfill">
      <style:graphic-properties svg:stroke-color="#000000" draw:marker-end="Arrowheads_20_68" draw:marker-end-width="0.3cm" draw:fill="none" draw:textarea-vertical-align="middle"/>
    </style:style>
    <style:style style:name="gr42" style:family="graphic">
      <style:graphic-properties style:protect="size"/>
    </style:style>
    <style:style style:name="gr43" style:family="graphic" style:parent-style-name="standard">
      <style:graphic-properties draw:stroke="dash" draw:stroke-dash="Double_20_Dash" svg:stroke-width="0.081cm" svg:stroke-color="#808080" draw:marker-start-width="0.321cm" draw:marker-end-width="0.321cm" svg:stroke-linecap="butt" draw:fill-color="#ffffff" draw:textarea-horizontal-align="justify" draw:textarea-vertical-align="middle" draw:auto-grow-height="false" fo:min-height="11.056cm" fo:min-width="19.625cm" fo:padding-top="0.165cm" fo:padding-bottom="0.165cm" fo:padding-left="0.29cm" fo:padding-right="0.29cm"/>
    </style:style>
    <style:style style:name="gr44" style:family="graphic" style:parent-style-name="standard">
      <style:graphic-properties draw:stroke="dash" draw:stroke-dash="Double_20_Dash" svg:stroke-width="0.081cm" svg:stroke-color="#808080" draw:marker-start-width="0.321cm" draw:marker-end-width="0.321cm" svg:stroke-linecap="butt" draw:fill-color="#ffffff" draw:textarea-horizontal-align="justify" draw:textarea-vertical-align="middle" draw:auto-grow-height="false" fo:min-height="7.707cm" fo:min-width="19.987cm" fo:padding-top="0.165cm" fo:padding-bottom="0.165cm" fo:padding-left="0.29cm" fo:padding-right="0.29cm"/>
    </style:style>
    <style:style style:name="gr45" style:family="graphic" style:parent-style-name="standard">
      <style:graphic-properties draw:stroke="dash" draw:stroke-dash="Double_20_Dash" svg:stroke-width="0.081cm" svg:stroke-color="#808080" draw:marker-start-width="0.321cm" draw:marker-end-width="0.321cm" svg:stroke-linecap="butt" draw:fill-color="#ffffff" draw:textarea-horizontal-align="justify" draw:textarea-vertical-align="middle" draw:auto-grow-height="false" fo:min-height="9.715cm" fo:min-width="19.769cm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svg:stroke-width="0.106cm" svg:stroke-color="#666666" draw:marker-start-width="0.358cm" draw:marker-end-width="0.358cm" draw:fill-color="#cccccc" draw:opacity="40%" draw:textarea-horizontal-align="justify" draw:textarea-vertical-align="middle" draw:auto-grow-height="false" fo:min-height="1.872cm" fo:min-width="2.53cm" fo:padding-top="0.177cm" fo:padding-bottom="0.177cm" fo:padding-left="0.302cm" fo:padding-right="0.302cm"/>
      <style:paragraph-properties style:writing-mode="lr-tb"/>
    </style:style>
    <style:style style:name="gr47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1.735cm" fo:padding-top="0.178cm" fo:padding-bottom="0.178cm" fo:padding-left="0.303cm" fo:padding-right="0.303cm"/>
      <style:paragraph-properties style:writing-mode="lr-tb"/>
    </style:style>
    <style:style style:name="gr48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1.735cm" fo:padding-top="0.178cm" fo:padding-bottom="0.178cm" fo:padding-left="0.303cm" fo:padding-right="0.303cm"/>
      <style:paragraph-properties style:writing-mode="lr-tb"/>
    </style:style>
    <style:style style:name="gr49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1.735cm" fo:padding-top="0.178cm" fo:padding-bottom="0.178cm" fo:padding-left="0.303cm" fo:padding-right="0.303cm"/>
      <style:paragraph-properties style:writing-mode="lr-tb"/>
    </style:style>
    <style:style style:name="gr50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2.738cm" fo:padding-top="0.178cm" fo:padding-bottom="0.178cm" fo:padding-left="0.303cm" fo:padding-right="0.303cm"/>
      <style:paragraph-properties style:writing-mode="lr-tb"/>
    </style:style>
    <style:style style:name="gr51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3.741cm" fo:padding-top="0.178cm" fo:padding-bottom="0.178cm" fo:padding-left="0.303cm" fo:padding-right="0.303cm"/>
      <style:paragraph-properties style:writing-mode="lr-tb"/>
    </style:style>
    <style:style style:name="gr52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3.907cm" fo:padding-top="0.178cm" fo:padding-bottom="0.178cm" fo:padding-left="0.303cm" fo:padding-right="0.303cm"/>
      <style:paragraph-properties style:writing-mode="lr-tb"/>
    </style:style>
    <style:style style:name="gr53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2.738cm" fo:padding-top="0.178cm" fo:padding-bottom="0.178cm" fo:padding-left="0.303cm" fo:padding-right="0.303cm"/>
      <style:paragraph-properties style:writing-mode="lr-tb"/>
    </style:style>
    <style:style style:name="gr54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3.407cm" fo:padding-top="0.178cm" fo:padding-bottom="0.178cm" fo:padding-left="0.303cm" fo:padding-right="0.303cm"/>
      <style:paragraph-properties style:writing-mode="lr-tb"/>
    </style:style>
    <style:style style:name="gr55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2.738cm" fo:padding-top="0.178cm" fo:padding-bottom="0.178cm" fo:padding-left="0.303cm" fo:padding-right="0.303cm"/>
      <style:paragraph-properties style:writing-mode="lr-tb"/>
    </style:style>
    <style:style style:name="gr56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499cm" fo:min-width="3.407cm" fo:padding-top="0.178cm" fo:padding-bottom="0.178cm" fo:padding-left="0.303cm" fo:padding-right="0.303cm"/>
      <style:paragraph-properties style:writing-mode="lr-tb"/>
    </style:style>
    <style:style style:name="gr57" style:family="graphic" style:parent-style-name="standard" style:list-style-name="L1">
      <style:graphic-properties svg:stroke-width="0.106cm" svg:stroke-color="#666666" draw:marker-start-width="0.359cm" draw:marker-end-width="0.359cm" draw:fill-color="#cccccc" draw:opacity="40%" draw:textarea-horizontal-align="justify" draw:textarea-vertical-align="middle" draw:auto-grow-height="false" fo:min-height="1.955cm" fo:min-width="4.41cm" fo:padding-top="0.178cm" fo:padding-bottom="0.178cm" fo:padding-left="0.303cm" fo:padding-right="0.303cm"/>
      <style:paragraph-properties style:writing-mode="lr-tb"/>
    </style:style>
    <style:style style:name="gr58" style:family="graphic" style:parent-style-name="objectwithoutfill">
      <style:graphic-properties svg:stroke-color="#000000" draw:marker-end="Arrowheads_20_67" draw:marker-end-width="0.3cm" draw:fill="none" draw:textarea-vertical-align="middle"/>
    </style:style>
    <style:style style:name="pr1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6.200000762939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4" style:family="paragraph">
      <loext:graphic-properties draw:fill-color="#cccccc" draw:opacity="40%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6.200000762939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5" style:family="paragraph">
      <loext:graphic-properties draw:fill="none"/>
      <style:paragraph-properties fo:text-align="center"/>
      <style:text-properties fo:font-weight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3.6000003814697pt" fo:font-weight="normal" fo:hyphenate="false" loext:hyphenation-no-caps="false"/>
    </style:style>
    <style:style style:name="P7" style:family="paragraph">
      <loext:graphic-properties draw:fill-color="#cccccc" draw:opacity="40%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3.6000003814697pt" fo:font-weight="normal" fo:hyphenate="false" loext:hyphenation-no-caps="false"/>
    </style:style>
    <style:style style:name="P8" style:family="paragraph">
      <style:paragraph-properties fo:text-align="center" style:writing-mode="lr-tb"/>
      <style:text-properties fo:font-size="19.8999996185303pt" fo:font-weight="normal" style:font-size-asian="9pt" style:font-size-complex="9pt"/>
    </style:style>
    <style:style style:name="P9" style:family="paragraph">
      <loext:graphic-properties draw:fill-color="#ffffff"/>
      <style:paragraph-properties fo:text-align="center" style:writing-mode="lr-tb"/>
      <style:text-properties fo:font-size="19.8999996185303pt" fo:font-weight="normal" style:font-size-asian="9pt" style:font-size-complex="9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11" style:family="paragraph">
      <loext:graphic-properties draw:fill-color="#cccccc" draw:opacity="40%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12" style:family="paragraph">
      <loext:graphic-properties draw:fill-color="#dddddd"/>
      <style:paragraph-properties fo:text-align="center"/>
      <style:text-properties fo:font-weight="normal"/>
    </style:style>
    <style:style style:name="P13" style:family="paragraph">
      <loext:graphic-properties draw:fill-color="#dddddd"/>
      <style:paragraph-properties fo:text-align="center"/>
      <style:text-properties fo:font-weight="bold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22.2000007629395pt" fo:font-weight="normal" fo:hyphenate="false" loext:hyphenation-no-caps="false"/>
    </style:style>
    <style:style style:name="P15" style:family="paragraph">
      <loext:graphic-properties draw:fill-color="#cccccc" draw:opacity="40%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22.2000007629395pt" fo:font-weight="normal" fo:hyphenate="false" loext:hyphenation-no-caps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22.2000007629395pt" fo:font-weight="normal" style:font-weight-asian="normal" style:font-weight-complex="normal" fo:hyphenate="false" loext:hyphenation-no-caps="false"/>
    </style:style>
    <style:style style:name="P17" style:family="paragraph">
      <loext:graphic-properties draw:fill-color="#cccccc" draw:opacity="40%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22.2000007629395pt" fo:font-weight="normal" style:font-weight-asian="normal" style:font-weight-complex="normal" fo:hyphenate="false" loext:hyphenation-no-caps="false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fo:color="#333333" loext:opacity="100%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none" draw:fill-color="#ffffff"/>
      <style:text-properties fo:color="#333333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2" style:family="paragraph">
      <style:text-properties fo:color="#333333" loext:opacity="100%" fo:font-size="22.2000007629395pt" fo:font-weight="bold" style:font-weight-asian="bold" style:font-weight-complex="bold"/>
    </style:style>
    <style:style style:name="P23" style:family="paragraph">
      <loext:graphic-properties draw:fill="none"/>
      <style:text-properties fo:color="#333333" loext:opacity="100%" fo:font-size="22.2000007629395pt" fo:font-weight="bold" style:font-weight-asian="bold" style:font-weight-complex="bold"/>
    </style:style>
    <style:style style:name="P24" style:family="paragraph">
      <style:text-properties fo:font-size="13.6000003814697pt" style:font-size-asian="11pt" style:font-size-complex="11pt"/>
    </style:style>
    <style:style style:name="P25" style:family="paragraph">
      <loext:graphic-properties draw:fill="none" draw:fill-color="#ffffff"/>
      <style:text-properties fo:font-size="13.6000003814697pt" style:font-size-asian="11pt" style:font-size-complex="11pt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style:text-properties fo:color="#333333" loext:opacity="100%" fo:font-size="18.5pt" fo:font-weight="bold" style:font-size-asian="15pt" style:font-weight-asian="bold" style:font-size-complex="15pt" style:font-weight-complex="bold"/>
    </style:style>
    <style:style style:name="P28" style:family="paragraph">
      <loext:graphic-properties draw:fill="none" draw:fill-color="#ffffff"/>
      <style:text-properties fo:color="#333333" loext:opacity="100%" fo:font-size="18.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333333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333333" loext:opacity="100%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9">
        <draw:custom-shape draw:style-name="gr1" draw:text-style-name="P1" draw:layer="layout" svg:width="21.435cm" svg:height="12.234cm" svg:x="0.549cm" svg:y="19.66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1.435cm" svg:height="8.381cm" svg:x="0.549cm" svg:y="10.91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1.435cm" svg:height="9.883cm" svg:x="0.549cm" svg:y="0.6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305" draw:style-name="gr4" draw:text-style-name="P4" xml:id="id4" draw:id="id4" draw:layer="layout" svg:width="4.485cm" svg:height="1.927cm" svg:x="2.967cm" svg:y="6.358cm">
          <text:p text:style-name="P3"><text:span text:style-name="T1">Calculate Potential </text:span><text:span text:style-name="T1">Cycling 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310" draw:style-name="gr4" draw:text-style-name="P4" xml:id="id8" draw:id="id8" draw:layer="layout" svg:width="4.485cm" svg:height="1.927cm" svg:x="4.066cm" svg:y="14.011cm">
          <text:p text:style-name="P3"><text:span text:style-name="T1">Route cycling </text:span><text:span text:style-name="T1">demand onto road </text:span><text:span text:style-name="T1">net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7.562cm" svg:y1="3.272cm" svg:x2="14.289cm" svg:y2="4.699cm" draw:start-shape="id1" draw:start-glue-point="2" draw:end-shape="id2" draw:end-glue-point="4" svg:d="M17562 3272v713h-3273v714" svg:viewBox="0 0 3274 1428">
          <text:p/>
        </draw:connector>
        <draw:connector draw:style-name="gr5" draw:text-style-name="P5" draw:layer="layout" svg:x1="11.846cm" svg:y1="3.337cm" svg:x2="14.289cm" svg:y2="4.699cm" draw:start-shape="id3" draw:start-glue-point="2" draw:end-shape="id2" draw:end-glue-point="4" svg:d="M11846 3337v681h2443v681" svg:viewBox="0 0 2444 1363">
          <text:p/>
        </draw:connector>
        <draw:connector draw:style-name="gr6" draw:text-style-name="P5" draw:layer="layout" svg:x1="11.54cm" svg:y1="5.626cm" svg:x2="5.209cm" svg:y2="6.358cm" draw:start-shape="id2" draw:start-glue-point="6" draw:end-shape="id4" draw:end-glue-point="0" svg:d="M11540 5626h-6331v732" svg:viewBox="0 0 6332 733">
          <text:p/>
        </draw:connector>
        <draw:connector draw:style-name="gr6" draw:text-style-name="P5" draw:layer="layout" svg:x1="15.928cm" svg:y1="5.626cm" svg:x2="17.244cm" svg:y2="14.028cm" draw:start-shape="id2" draw:start-glue-point="9" draw:end-shape="id5" draw:end-glue-point="4" svg:d="M15928 5626h1316v8402" svg:viewBox="0 0 1317 8403">
          <text:p/>
        </draw:connector>
        <draw:connector draw:style-name="gr6" draw:text-style-name="P5" draw:layer="layout" svg:x1="14.355cm" svg:y1="12.341cm" svg:x2="17.244cm" svg:y2="14.028cm" draw:start-shape="id6" draw:start-glue-point="9" draw:end-shape="id5" draw:end-glue-point="4" svg:d="M14355 12341h2889v1687" svg:viewBox="0 0 2890 1688">
          <text:p/>
        </draw:connector>
        <draw:custom-shape draw:style-name="gr7" draw:text-style-name="P7" xml:id="id10" draw:id="id10" draw:layer="layout" svg:width="6.266cm" svg:height="4.452cm" svg:x="8.133cm" svg:y="20.408cm">
          <text:p text:style-name="P6"><text:span text:style-name="T1">Egalitari</text:span><text:span text:style-name="T1">an </text:span><text:span text:style-name="T1">prioritiz</text:span><text:span text:style-name="T1">ation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name="Shape 312" draw:style-name="gr4" draw:text-style-name="P4" xml:id="id11" draw:id="id11" draw:layer="layout" svg:width="4.485cm" svg:height="1.927cm" svg:x="2.11cm" svg:y="21.668cm">
          <text:p text:style-name="P3"><text:span text:style-name="T1">Commu</text:span><text:span text:style-name="T1">nity </text:span><text:span text:style-name="T1">detectio</text:span><text:span text:style-name="T1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837cm" svg:y1="8.952cm" svg:x2="6.308cm" svg:y2="14.011cm" draw:start-shape="id7" draw:start-glue-point="6" draw:end-shape="id8" draw:end-glue-point="0" svg:d="M9837 8952h-3529v5059" svg:viewBox="0 0 3530 5060">
          <text:p/>
        </draw:connector>
        <draw:connector draw:style-name="gr8" draw:text-style-name="P5" draw:layer="layout" draw:type="line" svg:x1="5.19cm" svg:y1="3.298cm" svg:x2="5.209cm" svg:y2="6.358cm" draw:start-shape="id9" draw:start-glue-point="2" draw:end-shape="id4" draw:end-glue-point="0" svg:d="M5190 3298l19 3060" svg:viewBox="0 0 20 3061">
          <text:p/>
        </draw:connector>
        <draw:connector draw:style-name="gr9" draw:text-style-name="P5" draw:layer="layout" draw:type="line" svg:x1="8.133cm" svg:y1="22.634cm" svg:x2="6.595cm" svg:y2="22.631cm" draw:start-shape="id10" draw:start-glue-point="5" draw:end-shape="id11" draw:end-glue-point="1" svg:d="M8133 22634l-1538-3" svg:viewBox="0 0 1539 4">
          <text:p/>
        </draw:connector>
        <draw:custom-shape draw:name="Shape 313" draw:style-name="gr4" draw:text-style-name="P4" xml:id="id13" draw:id="id13" draw:layer="layout" svg:width="4.485cm" svg:height="1.927cm" svg:x="8.925cm" svg:y="26.344cm">
          <text:p text:style-name="P3"><text:span text:style-name="T1">Algorithm 1: Utilitarian expa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314" draw:style-name="gr10" draw:text-style-name="P4" xml:id="id16" draw:id="id16" draw:layer="layout" svg:width="4.485cm" svg:height="1.926cm" svg:x="2.11cm" svg:y="28.753cm">
          <text:p text:style-name="P3"><text:span text:style-name="T1">Algorithm 2: Egalitarian Expa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" svg:x1="4.352cm" svg:y1="23.595cm" svg:x2="4.395cm" svg:y2="25.107cm" draw:start-shape="id11" draw:start-glue-point="2" draw:end-shape="id12" draw:end-glue-point="5" svg:d="M4352 23595l43 1512" svg:viewBox="0 0 44 1513">
          <text:p/>
        </draw:connector>
        <draw:connector draw:style-name="gr12" draw:text-style-name="P5" draw:layer="layout" draw:type="line" svg:x1="11.266cm" svg:y1="24.86cm" svg:x2="11.167cm" svg:y2="26.344cm" draw:start-shape="id10" draw:start-glue-point="6" draw:end-shape="id13" draw:end-glue-point="0" svg:d="M11266 24860l-99 1484" svg:viewBox="0 0 100 1485">
          <text:p/>
        </draw:connector>
        <draw:connector draw:style-name="gr6" draw:text-style-name="P5" draw:layer="layout" svg:x1="7.452cm" svg:y1="7.321cm" svg:x2="12.696cm" svg:y2="8.025cm" draw:start-shape="id4" draw:start-glue-point="1" draw:end-shape="id7" draw:end-glue-point="5" svg:d="M7452 7321h5244v704" svg:viewBox="0 0 5245 705">
          <text:p/>
        </draw:connector>
        <draw:connector draw:style-name="gr13" draw:text-style-name="P5" draw:layer="layout" draw:type="line" svg:x1="16.267cm" svg:y1="22.655cm" svg:x2="14.399cm" svg:y2="22.634cm" draw:start-shape="id14" draw:start-glue-point="6" draw:end-shape="id10" draw:end-glue-point="7" svg:d="M16267 22655l-1868-21" svg:viewBox="0 0 1869 22">
          <text:p/>
        </draw:connector>
        <draw:custom-shape draw:name="Shape 318" draw:style-name="gr14" draw:text-style-name="P9" draw:layer="layout" svg:width="1.649cm" svg:height="0.661cm" svg:x="6.705cm" svg:y="22.963cm">
          <text:p text:style-name="P8"><text:span text:style-name="T2"/></text:p>
          <text:p text:style-name="P8"><text:span text:style-name="T3">YES</text:span></text:p>
          <text:p text:style-name="P8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319" draw:style-name="gr15" draw:text-style-name="P9" draw:layer="layout" svg:width="1.363cm" svg:height="0.661cm" svg:x="11.431cm" svg:y="25.231cm">
          <text:p text:style-name="P8"><text:span text:style-name="T2"/></text:p>
          <text:p text:style-name="P8"><text:span text:style-name="T3">NO</text:span></text:p>
          <text:p text:style-name="P8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" draw:id="id3">
          <draw:custom-shape draw:style-name="gr16" draw:text-style-name="P11" draw:layer="layout" svg:width="3.847cm" svg:height="1.855cm" svg:x="9.782cm" svg:y="1.482cm">
            <text:p text:style-name="P10"><text:span text:style-name="T4">Digital elevation model</text:span>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17" draw:text-style-name="P12" draw:layer="layout" svg:width="0.66cm" svg:height="0.742cm" svg:x="13.25cm" svg:y="1.1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xml:id="id9" draw:id="id9">
          <draw:custom-shape draw:style-name="gr18" draw:text-style-name="P11" draw:layer="layout" svg:width="3.847cm" svg:height="1.855cm" svg:x="3.126cm" svg:y="1.443cm">
            <text:p text:style-name="P10"><text:span text:style-name="T4">O</text:span><text:span text:style-name="T4">D </text:span><text:span text:style-name="T4">d</text:span><text:span text:style-name="T4">e</text:span><text:span text:style-name="T4">m</text:span><text:span text:style-name="T4">a</text:span><text:span text:style-name="T4">n</text:span><text:span text:style-name="T4">d </text:span><text:span text:style-name="T4">m</text:span><text:span text:style-name="T4">a</text:span><text:span text:style-name="T4">t</text:span><text:span text:style-name="T4">ri</text:span><text:span text:style-name="T4">x</text:span>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17" draw:text-style-name="P12" draw:layer="layout" svg:width="0.66cm" svg:height="0.742cm" svg:x="6.594cm" svg:y="1.1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xml:id="id1" draw:id="id1">
          <draw:custom-shape draw:style-name="gr19" draw:text-style-name="P11" draw:layer="layout" svg:width="3.847cm" svg:height="1.855cm" svg:x="15.498cm" svg:y="1.417cm">
            <text:p text:style-name="P10"><text:span text:style-name="T4">Road network</text:span></text:p>
            <draw:enhanced-geometry svg:viewBox="0 0 21600 21600" draw:glue-points="12960 0 10800 0 2160 10800 8600 21600 10800 21600 19400 10800" draw:text-areas="4230 0 17370 21600" draw:mirror-vertical="false" draw:mirror-horizontal="false" draw:type="flowchart-data" draw:enhanced-path="M 4230 0 L 21600 0 17370 21600 0 21600 4230 0 Z N"/>
          </draw:custom-shape>
          <draw:custom-shape draw:style-name="gr17" draw:text-style-name="P13" draw:layer="layout" svg:width="0.66cm" svg:height="0.742cm" svg:x="18.966cm" svg:y="1.08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</draw:g>
        <draw:custom-shape draw:style-name="gr20" draw:text-style-name="P15" xml:id="id2" draw:id="id2" draw:layer="layout" svg:width="5.496cm" svg:height="1.855cm" svg:x="10.991cm" svg:y="4.699cm">
          <text:p text:style-name="P14"><text:span text:style-name="T1">Road network with elevation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1" draw:text-style-name="P12" draw:layer="layout" svg:width="0.659cm" svg:height="0.742cm" svg:x="16.048cm" svg:y="4.367cm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5" xml:id="id7" draw:id="id7" draw:layer="layout" svg:width="7.145cm" svg:height="1.855cm" svg:x="9.123cm" svg:y="8.025cm">
          <text:p text:style-name="P14"><text:span text:style-name="T1">Potential cycling demand (OD matrix)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1" draw:text-style-name="P12" draw:layer="layout" svg:width="0.659cm" svg:height="0.742cm" svg:x="15.828cm" svg:y="7.569cm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5" xml:id="id6" draw:id="id6" draw:layer="layout" svg:width="7.417cm" svg:height="1.855cm" svg:x="7.693cm" svg:y="11.414cm">
          <text:p text:style-name="P14"><text:span text:style-name="T1">Weighting profile (based on road types)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7" draw:text-style-name="P12" draw:layer="layout" svg:width="0.659cm" svg:height="0.742cm" svg:x="14.62cm" svg:y="11.1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5" xml:id="id5" draw:id="id5" draw:layer="layout" svg:width="5.496cm" svg:height="1.855cm" svg:x="13.946cm" svg:y="14.028cm">
          <text:p text:style-name="P14"><text:span text:style-name="T1">Weighted road network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1" draw:text-style-name="P12" draw:layer="layout" svg:width="0.659cm" svg:height="0.742cm" svg:x="19.003cm" svg:y="13.697cm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15" xml:id="id15" draw:id="id15" draw:layer="layout" svg:width="6.595cm" svg:height="1.855cm" svg:x="8.023cm" svg:y="17.103cm">
          <text:p text:style-name="P14"><text:span text:style-name="T1">Pote</text:span><text:span text:style-name="T1">ntial </text:span><text:span text:style-name="T1">cycli</text:span><text:span text:style-name="T1">ng </text:span><text:span text:style-name="T1">dem</text:span><text:span text:style-name="T1">and </text:span><text:span text:style-name="T1">(roa</text:span><text:span text:style-name="T1">d </text:span><text:span text:style-name="T1">net</text:span><text:span text:style-name="T1">wor</text:span><text:span text:style-name="T1">k)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1" draw:text-style-name="P12" draw:layer="layout" svg:width="0.659cm" svg:height="0.742cm" svg:x="14.29cm" svg:y="16.648cm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6" draw:text-style-name="P5" draw:layer="layout" draw:type="line" svg:x1="11.32cm" svg:y1="18.958cm" svg:x2="11.266cm" svg:y2="20.408cm" draw:start-shape="id15" draw:start-glue-point="8" draw:end-shape="id10" draw:end-glue-point="4" svg:d="M11320 18958l-54 1450" svg:viewBox="0 0 55 1451">
          <text:p/>
        </draw:connector>
        <draw:connector draw:style-name="gr27" draw:text-style-name="P5" draw:layer="layout" draw:type="line" svg:x1="14.495cm" svg:y1="14.955cm" svg:x2="8.551cm" svg:y2="14.974cm" draw:start-shape="id5" draw:start-glue-point="6" draw:end-shape="id8" draw:end-glue-point="1" svg:d="M14495 14955l-5944 19" svg:viewBox="0 0 5945 20">
          <text:p/>
        </draw:connector>
        <draw:connector draw:style-name="gr28" draw:text-style-name="P5" draw:layer="layout" svg:x1="6.308cm" svg:y1="15.938cm" svg:x2="8.682cm" svg:y2="18.03cm" draw:start-shape="id8" draw:start-glue-point="2" draw:end-shape="id15" draw:end-glue-point="6" svg:d="M6308 15938v2092h2374" svg:viewBox="0 0 2375 2093">
          <text:p/>
        </draw:connector>
        <draw:custom-shape draw:style-name="gr29" draw:text-style-name="P15" xml:id="id14" draw:id="id14" draw:layer="layout" svg:width="5.496cm" svg:height="1.855cm" svg:x="15.718cm" svg:y="21.728cm">
          <text:p text:style-name="P14"><text:span text:style-name="T1">Existing </text:span><text:span text:style-name="T1">cycling </text:span><text:span text:style-name="T1">infrastru</text:span><text:span text:style-name="T1">cture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7" draw:text-style-name="P12" draw:layer="layout" svg:width="0.659cm" svg:height="0.742cm" svg:x="20.835cm" svg:y="21.3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17" xml:id="id12" draw:id="id12" draw:layer="layout" svg:width="6.595cm" svg:height="1.855cm" svg:x="1.098cm" svg:y="25.107cm">
          <text:p text:style-name="P16"><text:span text:style-name="T4">R</text:span><text:span text:style-name="T4">o</text:span><text:span text:style-name="T4">a</text:span><text:span text:style-name="T4">d </text:span><text:span text:style-name="T4">n</text:span><text:span text:style-name="T4">e</text:span><text:span text:style-name="T4">t</text:span><text:span text:style-name="T4">w</text:span><text:span text:style-name="T4">o</text:span><text:span text:style-name="T4">r</text:span><text:span text:style-name="T4">k </text:span><text:span text:style-name="T4">w</text:span><text:span text:style-name="T4">it</text:span><text:span text:style-name="T4">h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</text:span><text:span text:style-name="T4">s </text:span><text:span text:style-name="T4">a</text:span><text:span text:style-name="T4">s</text:span><text:span text:style-name="T4">si</text:span><text:span text:style-name="T4">g</text:span><text:span text:style-name="T4">n</text:span><text:span text:style-name="T4">e</text:span><text:span text:style-name="T4">d </text:span><text:span text:style-name="T4">t</text:span><text:span text:style-name="T4">o </text:span><text:span text:style-name="T4">c</text:span><text:span text:style-name="T4">o</text:span><text:span text:style-name="T4">m</text:span><text:span text:style-name="T4">m</text:span><text:span text:style-name="T4">u</text:span><text:span text:style-name="T4">n</text:span><text:span text:style-name="T4">i</text:span><text:span text:style-name="T4">ti</text:span><text:span text:style-name="T4">e</text:span><text:span text:style-name="T4">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18" draw:layer="layout" svg:width="0.659cm" svg:height="0.742cm" svg:x="7.255cm" svg:y="24.612cm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1" draw:text-style-name="P19" draw:layer="layout" draw:type="line" svg:x1="4.395cm" svg:y1="26.962cm" svg:x2="4.352cm" svg:y2="28.753cm" draw:start-shape="id12" draw:start-glue-point="8" draw:end-shape="id16" draw:end-glue-point="0" svg:d="M4395 26962l-43 1791" svg:viewBox="0 0 44 1792">
          <text:p/>
        </draw:connector>
        <draw:custom-shape draw:style-name="gr32" draw:text-style-name="P17" xml:id="id17" draw:id="id17" draw:layer="layout" svg:width="8.244cm" svg:height="2.31cm" svg:x="12.057cm" svg:y="28.606cm">
          <text:p text:style-name="P16"><text:span text:style-name="T4">Road network with segments ranked by <text:s/>cycling infrastructure investment priorit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3" draw:text-style-name="P18" draw:layer="layout" svg:width="0.769cm" svg:height="0.866cm" svg:x="19.764cm" svg:y="28.213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onnector draw:style-name="gr34" draw:text-style-name="P19" draw:layer="layout" svg:x1="13.41cm" svg:y1="27.307cm" svg:x2="17.004cm" svg:y2="28.606cm" draw:start-shape="id13" draw:start-glue-point="1" draw:end-shape="id17" draw:end-glue-point="4" svg:d="M13410 27307h3594v1299" svg:viewBox="0 0 3595 1300">
          <text:p/>
        </draw:connector>
        <draw:frame draw:style-name="gr35" draw:text-style-name="P21" draw:layer="layout" svg:width="8.526cm" svg:height="0.922cm" draw:transform="rotate (1.5707963267949) translate (22.533cm 8.887cm)">
          <draw:text-box>
            <text:p text:style-name="P20"><text:span text:style-name="T5">Potential cycling demand</text:span></text:p>
          </draw:text-box>
        </draw:frame>
        <draw:frame draw:style-name="gr36" draw:text-style-name="P23" draw:layer="layout" svg:width="3.299cm" svg:height="0.966cm" draw:transform="rotate (1.5707963267949) translate (22.489cm 16.515cm)">
          <draw:text-box>
            <text:p text:style-name="P22"><text:span text:style-name="T5">Routing</text:span></text:p>
          </draw:text-box>
        </draw:frame>
        <draw:frame draw:style-name="gr37" draw:text-style-name="P21" draw:layer="layout" svg:width="9.29cm" svg:height="0.922cm" draw:transform="rotate (1.5707963267949) translate (22.533cm 29.741cm)">
          <draw:text-box>
            <text:p text:style-name="P20"><text:span text:style-name="T5">Road </text:span><text:span text:style-name="T5">segment </text:span><text:span text:style-name="T5">prioritization</text:span></text:p>
          </draw:text-box>
        </draw:frame>
        <draw:custom-shape draw:style-name="gr17" draw:text-style-name="P12" draw:layer="layout" svg:width="0.659cm" svg:height="0.742cm" svg:x="3.962cm" svg:y="32.3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8" draw:text-style-name="P25" draw:layer="layout" svg:width="3.86cm" svg:height="0.844cm" svg:x="4.839cm" svg:y="32.355cm">
          <draw:text-box>
            <text:p text:style-name="P24"><text:span text:style-name="T6">Exter</text:span><text:span text:style-name="T6">nal </text:span><text:span text:style-name="T6">datas</text:span><text:span text:style-name="T6">et</text:span></text:p>
          </draw:text-box>
        </draw:frame>
        <draw:frame draw:style-name="gr39" draw:text-style-name="P25" draw:layer="layout" svg:width="4.461cm" svg:height="0.844cm" svg:x="9.673cm" svg:y="32.377cm">
          <draw:text-box>
            <text:p text:style-name="P24"><text:span text:style-name="T6">Intermediate dataset</text:span></text:p>
          </draw:text-box>
        </draw:frame>
        <draw:frame draw:style-name="gr40" draw:text-style-name="P25" draw:layer="layout" svg:width="3cm" svg:height="0.844cm" svg:x="15.609cm" svg:y="32.355cm">
          <draw:text-box>
            <text:p text:style-name="P24"><text:span text:style-name="T6">Final dataset</text:span></text:p>
          </draw:text-box>
        </draw:frame>
        <draw:custom-shape draw:style-name="gr33" draw:text-style-name="P18" draw:layer="layout" svg:width="0.769cm" svg:height="0.866cm" svg:x="14.721cm" svg:y="32.252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21" draw:text-style-name="P12" draw:layer="layout" svg:width="0.659cm" svg:height="0.742cm" svg:x="8.784cm" svg:y="32.413cm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1" draw:text-style-name="P19" draw:layer="layout" draw:type="line" svg:x1="6.595cm" svg:y1="29.716cm" svg:x2="12.881cm" svg:y2="29.761cm" draw:start-shape="id16" draw:start-glue-point="1" draw:end-shape="id17" draw:end-glue-point="6" svg:d="M6595 29716l6286 45" svg:viewBox="0 0 6287 46">
          <text:p/>
        </draw:connector>
        <presentation:notes draw:style-name="dp2">
          <draw:page-thumbnail draw:style-name="gr42" draw:layer="layout" svg:width="19.798cm" svg:height="11.136cm" svg:x="0.6cm" svg:y="2.257cm" draw:page-number="1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9">
        <draw:custom-shape draw:style-name="gr43" draw:text-style-name="P1" draw:layer="layout" svg:width="21.435cm" svg:height="12.616cm" svg:x="0.549cm" svg:y="21.76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draw:layer="layout" svg:width="21.435cm" svg:height="8.905cm" svg:x="0.549cm" svg:y="12.11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1.435cm" svg:height="11.131cm" svg:x="0.549cm" svg:y="0.6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96" draw:style-name="gr4" draw:text-style-name="P4" xml:id="id19" draw:id="id19" draw:layer="layout" svg:width="4.485cm" svg:height="1.927cm" svg:x="2.967cm" svg:y="6.358cm">
          <text:p text:style-name="P3"><text:span text:style-name="T1">Ca</text:span><text:span text:style-name="T1">lc</text:span><text:span text:style-name="T1">ul</text:span><text:span text:style-name="T1">at</text:span><text:span text:style-name="T1">e </text:span><text:span text:style-name="T1">P</text:span><text:span text:style-name="T1">ot</text:span><text:span text:style-name="T1">en</text:span><text:span text:style-name="T1">tia</text:span><text:span text:style-name="T1">l </text:span><text:span text:style-name="T1">Cy</text:span><text:span text:style-name="T1">cli</text:span><text:span text:style-name="T1">ng </text:span><text:span text:style-name="T1">D</text:span><text:span text:style-name="T1">e</text:span><text:span text:style-name="T1">m</text:span><text:span text:style-name="T1">an</text:span><text:span text:style-name="T1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98" draw:style-name="gr4" draw:text-style-name="P4" xml:id="id23" draw:id="id23" draw:layer="layout" svg:width="4.485cm" svg:height="1.927cm" svg:x="4.066cm" svg:y="15.211cm">
          <text:p text:style-name="P3"><text:span text:style-name="T1">Route cycling </text:span><text:span text:style-name="T1">demand onto road </text:span><text:span text:style-name="T1">net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5.977cm" svg:y1="2.647cm" svg:x2="14.289cm" svg:y2="4.699cm" draw:end-shape="id18" draw:end-glue-point="4" svg:d="M15977 2647v749h-1688v1303" svg:viewBox="0 0 1689 2053">
          <text:p/>
        </draw:connector>
        <draw:connector draw:style-name="gr5" draw:text-style-name="P5" draw:layer="layout" svg:x1="10.777cm" svg:y1="2.7cm" svg:x2="14.289cm" svg:y2="4.699cm" draw:end-shape="id18" draw:end-glue-point="4" svg:d="M10777 2700v723h3512v1276" svg:viewBox="0 0 3513 2000">
          <text:p/>
        </draw:connector>
        <draw:connector draw:style-name="gr6" draw:text-style-name="P5" draw:layer="layout" svg:x1="11.54cm" svg:y1="5.626cm" svg:x2="5.209cm" svg:y2="6.358cm" draw:start-shape="id18" draw:start-glue-point="6" draw:end-shape="id19" draw:end-glue-point="0" svg:d="M11540 5626h-6331v732" svg:viewBox="0 0 6332 733">
          <text:p/>
        </draw:connector>
        <draw:connector draw:style-name="gr6" draw:text-style-name="P5" draw:layer="layout" svg:x1="15.928cm" svg:y1="5.626cm" svg:x2="17.244cm" svg:y2="15.228cm" draw:start-shape="id18" draw:start-glue-point="9" draw:end-shape="id20" draw:end-glue-point="4" svg:d="M15928 5626h1316v9602" svg:viewBox="0 0 1317 9603">
          <text:p/>
        </draw:connector>
        <draw:connector draw:style-name="gr6" draw:text-style-name="P5" draw:layer="layout" svg:x1="14.355cm" svg:y1="13.541cm" svg:x2="17.244cm" svg:y2="15.228cm" draw:start-shape="id21" draw:start-glue-point="9" draw:end-shape="id20" draw:end-glue-point="4" svg:d="M14355 13541h2889v1687" svg:viewBox="0 0 2890 1688">
          <text:p/>
        </draw:connector>
        <draw:custom-shape draw:style-name="gr46" draw:text-style-name="P7" xml:id="id24" draw:id="id24" draw:layer="layout" svg:width="6.266cm" svg:height="4.452cm" svg:x="8.133cm" svg:y="22.508cm">
          <text:p text:style-name="P6"><text:span text:style-name="T1">Egalitarian </text:span><text:span text:style-name="T1">prioritization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name="Shape 299" draw:style-name="gr4" draw:text-style-name="P4" xml:id="id25" draw:id="id25" draw:layer="layout" svg:width="4.485cm" svg:height="1.927cm" svg:x="2.11cm" svg:y="23.868cm">
          <text:p text:style-name="P3"><text:span text:style-name="T1">C</text:span><text:span text:style-name="T1">o</text:span><text:span text:style-name="T1">m</text:span><text:span text:style-name="T1">m</text:span><text:span text:style-name="T1">u</text:span><text:span text:style-name="T1">n</text:span><text:span text:style-name="T1">i</text:span><text:span text:style-name="T1">t</text:span><text:span text:style-name="T1">y</text:span><text:span text:style-name="T1"> 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837cm" svg:y1="8.952cm" svg:x2="6.308cm" svg:y2="15.211cm" draw:start-shape="id22" draw:start-glue-point="6" draw:end-shape="id23" draw:end-glue-point="0" svg:d="M9837 8952h-3529v6259" svg:viewBox="0 0 3530 6260">
          <text:p/>
        </draw:connector>
        <draw:connector draw:style-name="gr8" draw:text-style-name="P5" draw:layer="layout" draw:type="line" svg:x1="4.722cm" svg:y1="2.668cm" svg:x2="5.209cm" svg:y2="6.358cm" draw:end-shape="id19" draw:end-glue-point="0" svg:d="M4722 2668l487 3690" svg:viewBox="0 0 488 3691">
          <text:p/>
        </draw:connector>
        <draw:connector draw:style-name="gr9" draw:text-style-name="P5" draw:layer="layout" draw:type="line" svg:x1="8.133cm" svg:y1="24.734cm" svg:x2="6.595cm" svg:y2="24.831cm" draw:start-shape="id24" draw:start-glue-point="5" draw:end-shape="id25" draw:end-glue-point="1" svg:d="M8133 24734l-1538 97" svg:viewBox="0 0 1539 98">
          <text:p/>
        </draw:connector>
        <draw:custom-shape draw:name="Shape 300" draw:style-name="gr4" draw:text-style-name="P4" xml:id="id27" draw:id="id27" draw:layer="layout" svg:width="4.485cm" svg:height="1.927cm" svg:x="8.925cm" svg:y="28.444cm">
          <text:p text:style-name="P3"><text:span text:style-name="T1">Algorithm 1: </text:span><text:span text:style-name="T1">Utilitarian expa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301" draw:style-name="gr10" draw:text-style-name="P4" xml:id="id30" draw:id="id30" draw:layer="layout" svg:width="4.485cm" svg:height="1.926cm" svg:x="2.11cm" svg:y="30.352cm">
          <text:p text:style-name="P3"><text:span text:style-name="T1">Algorithm 2: </text:span><text:span text:style-name="T1">Egalitarian </text:span><text:span text:style-name="T1">Expa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" svg:x1="4.352cm" svg:y1="25.795cm" svg:x2="4.395cm" svg:y2="27.207cm" draw:start-shape="id25" draw:start-glue-point="2" draw:end-shape="id26" draw:end-glue-point="5" svg:d="M4352 25795l43 1412" svg:viewBox="0 0 44 1413">
          <text:p/>
        </draw:connector>
        <draw:connector draw:style-name="gr12" draw:text-style-name="P5" draw:layer="layout" draw:type="line" svg:x1="11.266cm" svg:y1="26.96cm" svg:x2="11.167cm" svg:y2="28.444cm" draw:start-shape="id24" draw:start-glue-point="6" draw:end-shape="id27" draw:end-glue-point="0" svg:d="M11266 26960l-99 1484" svg:viewBox="0 0 100 1485">
          <text:p/>
        </draw:connector>
        <draw:connector draw:style-name="gr6" draw:text-style-name="P5" draw:layer="layout" svg:x1="7.452cm" svg:y1="7.321cm" svg:x2="12.696cm" svg:y2="8.025cm" draw:start-shape="id19" draw:start-glue-point="1" draw:end-shape="id22" draw:end-glue-point="5" svg:d="M7452 7321h5244v704" svg:viewBox="0 0 5245 705">
          <text:p/>
        </draw:connector>
        <draw:connector draw:style-name="gr13" draw:text-style-name="P5" draw:layer="layout" draw:type="line" svg:x1="16.267cm" svg:y1="24.755cm" svg:x2="14.399cm" svg:y2="24.734cm" draw:start-shape="id28" draw:start-glue-point="6" draw:end-shape="id24" draw:end-glue-point="7" svg:d="M16267 24755l-1868-21" svg:viewBox="0 0 1869 22">
          <text:p/>
        </draw:connector>
        <draw:custom-shape draw:name="Shape 302" draw:style-name="gr14" draw:text-style-name="P9" draw:layer="layout" svg:width="1.649cm" svg:height="0.661cm" svg:x="6.705cm" svg:y="25.063cm">
          <text:p text:style-name="P8"><text:span text:style-name="T2"/></text:p>
          <text:p text:style-name="P8"><text:span text:style-name="T3">Y</text:span><text:span text:style-name="T3">E</text:span><text:span text:style-name="T3">S</text:span></text:p>
          <text:p text:style-name="P8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303" draw:style-name="gr15" draw:text-style-name="P9" draw:layer="layout" svg:width="1.363cm" svg:height="0.661cm" svg:x="11.431cm" svg:y="27.331cm">
          <text:p text:style-name="P8"><text:span text:style-name="T2"/></text:p>
          <text:p text:style-name="P8"><text:span text:style-name="T3">NO</text:span></text:p>
          <text:p text:style-name="P8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7" draw:layer="layout" svg:width="3.847cm" svg:height="1.855cm" svg:x="9.782cm" svg:y="1.483cm">
          <text:p text:style-name="P16"><text:span text:style-name="T4">Digital elevation </text:span><text:span text:style-name="T4">model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48" draw:text-style-name="P17" draw:layer="layout" svg:width="3.847cm" svg:height="1.855cm" svg:x="3.126cm" svg:y="1.444cm">
          <text:p text:style-name="P16"><text:span text:style-name="T4">OD matrix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49" draw:text-style-name="P17" draw:layer="layout" svg:width="3.847cm" svg:height="1.855cm" svg:x="15.498cm" svg:y="1.417cm">
          <text:p text:style-name="P16"><text:span text:style-name="T4">Road network</text:span></text:p>
          <draw:enhanced-geometry svg:viewBox="0 0 21600 21600" draw:glue-points="12960 0 10800 0 2160 10800 8600 21600 10800 21600 19400 10800" draw:text-areas="4230 0 17370 21600" draw:mirror-vertical="false" draw:mirror-horizontal="false" draw:type="flowchart-data" draw:enhanced-path="M 4230 0 L 21600 0 17370 21600 0 21600 4230 0 Z N"/>
        </draw:custom-shape>
        <draw:custom-shape draw:style-name="gr50" draw:text-style-name="P15" xml:id="id18" draw:id="id18" draw:layer="layout" svg:width="5.496cm" svg:height="1.855cm" svg:x="10.991cm" svg:y="4.699cm">
          <text:p text:style-name="P14"><text:span text:style-name="T1">Road network with </text:span><text:span text:style-name="T1">elevation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1" draw:text-style-name="P15" xml:id="id22" draw:id="id22" draw:layer="layout" svg:width="7.145cm" svg:height="1.855cm" svg:x="9.123cm" svg:y="8.025cm">
          <text:p text:style-name="P14"><text:span text:style-name="T1">Potential cycling demand (OD matrix)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2" draw:text-style-name="P15" xml:id="id21" draw:id="id21" draw:layer="layout" svg:width="7.417cm" svg:height="1.855cm" svg:x="7.693cm" svg:y="12.614cm">
          <text:p text:style-name="P14"><text:span text:style-name="T1">Weigh</text:span><text:span text:style-name="T1">ting </text:span><text:span text:style-name="T1">profile </text:span><text:span text:style-name="T1">(based </text:span><text:span text:style-name="T1">on </text:span><text:span text:style-name="T1">road </text:span><text:span text:style-name="T1">types)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3" draw:text-style-name="P15" xml:id="id20" draw:id="id20" draw:layer="layout" svg:width="5.496cm" svg:height="1.855cm" svg:x="13.946cm" svg:y="15.228cm">
          <text:p text:style-name="P14"><text:span text:style-name="T1">Weigh</text:span><text:span text:style-name="T1">ted </text:span><text:span text:style-name="T1">road </text:span><text:span text:style-name="T1">netwo</text:span><text:span text:style-name="T1">rk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4" draw:text-style-name="P15" xml:id="id29" draw:id="id29" draw:layer="layout" svg:width="6.595cm" svg:height="1.855cm" svg:x="8.023cm" svg:y="18.303cm">
          <text:p text:style-name="P14"><text:span text:style-name="T1">Potential cycling </text:span><text:span text:style-name="T1">demand (road </text:span><text:span text:style-name="T1">network)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26" draw:text-style-name="P5" draw:layer="layout" draw:type="line" svg:x1="11.32cm" svg:y1="20.158cm" svg:x2="11.266cm" svg:y2="22.508cm" draw:start-shape="id29" draw:start-glue-point="8" draw:end-shape="id24" draw:end-glue-point="4" svg:d="M11320 20158l-54 2350" svg:viewBox="0 0 55 2351">
          <text:p/>
        </draw:connector>
        <draw:connector draw:style-name="gr27" draw:text-style-name="P5" draw:layer="layout" draw:type="line" svg:x1="14.495cm" svg:y1="16.155cm" svg:x2="8.551cm" svg:y2="16.174cm" draw:start-shape="id20" draw:start-glue-point="6" draw:end-shape="id23" draw:end-glue-point="1" svg:d="M14495 16155l-5944 19" svg:viewBox="0 0 5945 20">
          <text:p/>
        </draw:connector>
        <draw:connector draw:style-name="gr28" draw:text-style-name="P5" draw:layer="layout" svg:x1="6.308cm" svg:y1="17.138cm" svg:x2="8.682cm" svg:y2="19.23cm" draw:start-shape="id23" draw:start-glue-point="2" draw:end-shape="id29" draw:end-glue-point="6" svg:d="M6308 17138v2092h2374" svg:viewBox="0 0 2375 2093">
          <text:p/>
        </draw:connector>
        <draw:custom-shape draw:style-name="gr55" draw:text-style-name="P15" xml:id="id28" draw:id="id28" draw:layer="layout" svg:width="5.496cm" svg:height="1.855cm" svg:x="15.718cm" svg:y="23.828cm">
          <text:p text:style-name="P14"><text:span text:style-name="T1">Exi</text:span><text:span text:style-name="T1">sti</text:span><text:span text:style-name="T1">ng </text:span><text:span text:style-name="T1">cy</text:span><text:span text:style-name="T1">cli</text:span><text:span text:style-name="T1">ng </text:span><text:span text:style-name="T1">inf</text:span><text:span text:style-name="T1">ra</text:span><text:span text:style-name="T1">str</text:span><text:span text:style-name="T1">uc</text:span><text:span text:style-name="T1">tu</text:span><text:span text:style-name="T1">re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6" draw:text-style-name="P17" xml:id="id26" draw:id="id26" draw:layer="layout" svg:width="6.595cm" svg:height="1.855cm" svg:x="1.098cm" svg:y="27.207cm">
          <text:p text:style-name="P16"><text:span text:style-name="T4">Road network with </text:span><text:span text:style-name="T4">segments assigned to </text:span><text:span text:style-name="T4">communiti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1" draw:text-style-name="P19" draw:layer="layout" draw:type="line" svg:x1="4.395cm" svg:y1="29.062cm" svg:x2="4.352cm" svg:y2="30.352cm" draw:start-shape="id26" draw:start-glue-point="8" draw:end-shape="id30" draw:end-glue-point="0" svg:d="M4395 29062l-43 1290" svg:viewBox="0 0 44 1291">
          <text:p/>
        </draw:connector>
        <draw:custom-shape draw:style-name="gr57" draw:text-style-name="P17" xml:id="id31" draw:id="id31" draw:layer="layout" svg:width="8.244cm" svg:height="2.31cm" svg:x="11.857cm" svg:y="31.306cm">
          <text:p text:style-name="P16"><text:span text:style-name="T4">Road network </text:span><text:span text:style-name="T4">with segments </text:span><text:span text:style-name="T4">ranked by <text:s/></text:span><text:span text:style-name="T4">cycling </text:span><text:span text:style-name="T4">infrastructure </text:span><text:span text:style-name="T4">investment </text:span><text:span text:style-name="T4">priorit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4" draw:text-style-name="P19" draw:layer="layout" svg:x1="13.41cm" svg:y1="29.407cm" svg:x2="16.804cm" svg:y2="31.306cm" draw:start-shape="id27" draw:start-glue-point="1" draw:end-shape="id31" draw:end-glue-point="4" svg:d="M13410 29407h3394v1899" svg:viewBox="0 0 3395 1900">
          <text:p/>
        </draw:connector>
        <draw:connector draw:style-name="gr58" draw:text-style-name="P19" draw:layer="layout" svg:x1="6.595cm" svg:y1="31.315cm" svg:x2="12.681cm" svg:y2="32.461cm" draw:start-shape="id30" draw:start-glue-point="1" draw:end-shape="id31" draw:end-glue-point="6" svg:d="M6595 31315h2632v1146h3454" svg:viewBox="0 0 6087 1147">
          <text:p/>
        </draw:connector>
        <draw:frame draw:style-name="gr35" draw:text-style-name="P28" draw:layer="layout" svg:width="8.526cm" svg:height="0.922cm" draw:transform="rotate (1.5707963267949) translate (22.533cm 10.387cm)">
          <draw:text-box>
            <text:p text:style-name="P27"><text:span text:style-name="T7">Po</text:span><text:span text:style-name="T7">ten</text:span><text:span text:style-name="T7">tial </text:span><text:span text:style-name="T7">cy</text:span><text:span text:style-name="T7">cli</text:span><text:span text:style-name="T7">ng </text:span><text:span text:style-name="T7">de</text:span><text:span text:style-name="T7">ma</text:span><text:span text:style-name="T7">nd</text:span></text:p>
          </draw:text-box>
        </draw:frame>
        <draw:frame draw:style-name="gr36" draw:text-style-name="P23" draw:layer="layout" svg:width="3.299cm" svg:height="0.966cm" draw:transform="rotate (1.5707963267949) translate (22.489cm 18.015cm)">
          <draw:text-box>
            <text:p text:style-name="P22"><text:span text:style-name="T5">Ro</text:span><text:span text:style-name="T5">uti</text:span><text:span text:style-name="T5">ng</text:span></text:p>
          </draw:text-box>
        </draw:frame>
        <draw:frame draw:style-name="gr37" draw:text-style-name="P28" draw:layer="layout" svg:width="9.29cm" svg:height="0.922cm" draw:transform="rotate (1.5707963267949) translate (22.533cm 32.641cm)">
          <draw:text-box>
            <text:p text:style-name="P27"><text:span text:style-name="T7">Ro</text:span><text:span text:style-name="T7">ad </text:span><text:span text:style-name="T7">se</text:span><text:span text:style-name="T7">gm</text:span><text:span text:style-name="T7">ent </text:span><text:span text:style-name="T7">pri</text:span><text:span text:style-name="T7">ori</text:span><text:span text:style-name="T7">tiz</text:span><text:span text:style-name="T7">ati</text:span><text:span text:style-name="T7">on</text:span></text:p>
          </draw:text-box>
        </draw:frame>
        <presentation:notes draw:style-name="dp2">
          <draw:page-thumbnail draw:style-name="gr42" draw:layer="layout" svg:width="19.798cm" svg:height="11.136cm" svg:x="0.6cm" svg:y="2.257cm" draw:page-number="2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8" draw:display-name="Arrowheads 8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5999984741211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1.2000007629395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27cm" fo:margin-bottom="0cm" fo:text-indent="0cm"/>
      <style:text-properties fo:font-variant="normal" fo:text-transform="none" style:text-line-through-style="none" style:text-line-through-type="none" style:text-position="0% 100%" fo:font-size="26.700000762939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16cm" fo:margin-bottom="0cm" fo:text-indent="0cm"/>
      <style:text-properties fo:font-variant="normal" fo:text-transform="none" style:text-line-through-style="none" style:text-line-through-type="none" style:text-position="0% 100%" fo:font-size="22.200000762939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06cm" fo:margin-bottom="0cm" fo:text-indent="0cm"/>
      <style:text-properties fo:font-size="22.200000762939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06cm" fo:margin-bottom="0cm" fo:text-indent="0cm"/>
      <style:text-properties fo:font-size="22.200000762939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06cm" fo:margin-bottom="0cm" fo:text-indent="0cm"/>
      <style:text-properties fo:font-size="22.200000762939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06cm" fo:margin-bottom="0cm" fo:text-indent="0cm"/>
      <style:text-properties fo:font-size="22.200000762939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06cm" fo:margin-bottom="0cm" fo:text-indent="0cm"/>
      <style:text-properties fo:font-size="22.200000762939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97.699996948242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4cm" fo:page-height="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84cm" svg:x="1cm" svg:y="3.43cm"/>
      <draw:page-thumbnail draw:layer="backgroundobjects" svg:width="8.999cm" svg:height="5.684cm" svg:x="1cm" svg:y="12.006cm"/>
      <draw:page-thumbnail draw:layer="backgroundobjects" svg:width="8.999cm" svg:height="5.684cm" svg:x="1cm" svg:y="20.582cm"/>
      <draw:page-thumbnail draw:layer="backgroundobjects" svg:width="8.999cm" svg:height="5.684cm" svg:x="11cm" svg:y="3.43cm"/>
      <draw:page-thumbnail draw:layer="backgroundobjects" svg:width="8.999cm" svg:height="5.684cm" svg:x="11cm" svg:y="12.006cm"/>
      <draw:page-thumbnail draw:layer="backgroundobjects" svg:width="8.999cm" svg:height="5.684cm" svg:x="11cm" svg:y="20.582cm"/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49.852cm" svg:height="5.838cm" svg:x="2.766cm" svg:y="1.392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7.557cm" svg:height="2.408cm" svg:x="18.943cm" svg:y="31.876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12.902cm" svg:height="2.408cm" svg:x="39.716cm" svg:y="31.876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12.902cm" svg:height="2.408cm" svg:x="2.766cm" svg:y="31.876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49.859cm" svg:height="20.299cm" svg:x="2.77cm" svg:y="8.186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4:56</meta:creation-date>
    <dc:language>en-GB</dc:language>
    <dc:date>2023-04-24T17:58:53.700797914</dc:date>
    <meta:editing-cycles>44</meta:editing-cycles>
    <meta:editing-duration>P6DT18H1M49S</meta:editing-duration>
    <meta:generator>LibreOffice/7.3.7.2$Linux_X86_64 LibreOffice_project/30$Build-2</meta:generator>
    <meta:document-statistic meta:object-count="131"/>
    <meta:user-defined meta:name="AppVersion">15.0000</meta:user-defined>
  </office:meta>
</office:document-meta>
</file>